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3.305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Unit Cost</text:p>
          </table:table-cell>
          <table:table-cell table:style-name="Default" office:value-type="string" calcext:value-type="string">
            <text:p>Extended Cos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eller Part Number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plete Hardwar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/>
          <table:table-cell table:formula="of:=IF(ISBLANK([.F2]);&quot;&quot;;[.D2]*[.F2])">
            <text:p/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mentary Pushbutton Switch - 12mm Squ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currency" office:currency="USD" office:value="0.5" calcext:value-type="currency">
            <text:p>$0.50</text:p>
          </table:table-cell>
          <table:table-cell table:formula="of:=IF(ISBLANK([.F3]);&quot;&quot;;[.D3]*[.F3])" office:value-type="currency" office:currency="USD" office:value="1" calcext:value-type="currency">
            <text:p>$1.00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9190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lor Buttons – 4-p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currency" office:currency="USD" office:value="1.6" calcext:value-type="currency">
            <text:p>$1.60</text:p>
          </table:table-cell>
          <table:table-cell table:formula="of:=IF(ISBLANK([.F4]);&quot;&quot;;[.D4]*[.F4])" office:value-type="currency" office:currency="USD" office:value="3.2" calcext:value-type="currency">
            <text:p>$3.20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446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 Thing Plus - ESP32 WROOM (U.F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USD" office:value="20.95" calcext:value-type="currency">
            <text:p>$20.95</text:p>
          </table:table-cell>
          <table:table-cell table:formula="of:=IF(ISBLANK([.F5]);&quot;&quot;;[.D5]*[.F5])" office:value-type="currency" office:currency="USD" office:value="20.95" calcext:value-type="currency">
            <text:p>$20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WRL-173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 TFT LCD Breakout - 1.8" (128x16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USD" office:value="29.95" calcext:value-type="currency">
            <text:p>$29.95</text:p>
          </table:table-cell>
          <table:table-cell table:formula="of:=IF(ISBLANK([.F6]);&quot;&quot;;[.D6]*[.F6])" office:value-type="currency" office:currency="USD" office:value="29.95" calcext:value-type="currency">
            <text:p>$29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LCD-151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 Thumb Joystick Break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currency" office:currency="USD" office:value="1.95" calcext:value-type="currency">
            <text:p>$1.95</text:p>
          </table:table-cell>
          <table:table-cell table:formula="of:=IF(ISBLANK([.F7]);&quot;&quot;;[.D7]*[.F7])" office:value-type="currency" office:currency="USD" office:value="3.9" calcext:value-type="currency">
            <text:p>$3.90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BOB-091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umb Joyst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currency" office:currency="USD" office:value="3.95" calcext:value-type="currency">
            <text:p>$3.95</text:p>
          </table:table-cell>
          <table:table-cell table:formula="of:=IF(ISBLANK([.F8]);&quot;&quot;;[.D8]*[.F8])" office:value-type="currency" office:currency="USD" office:value="7.9" calcext:value-type="currency">
            <text:p>$7.90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90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i Speaker - PC Mount 12mm 2.048kH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currency" office:currency="USD" office:value="1.95" calcext:value-type="currency">
            <text:p>$1.95</text:p>
          </table:table-cell>
          <table:table-cell table:formula="of:=IF(ISBLANK([.F9]);&quot;&quot;;[.D9]*[.F9])" office:value-type="currency" office:currency="USD" office:value="3.9" calcext:value-type="currency">
            <text:p>$3.90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79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 10K OHM 1/4W 5% AX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IF(ISBLANK([.F10]);&quot;&quot;;[.D10]*[.F10])" office:value-type="currency" office:currency="USD" office:value="1" calcext:value-type="currency">
            <text:p>$1.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0KQBK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hium Ion Battery – 2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USD" office:value="12.95" calcext:value-type="currency">
            <text:p>$12.95</text:p>
          </table:table-cell>
          <table:table-cell table:formula="of:=IF(ISBLANK([.F11]);&quot;&quot;;[.D11]*[.F11])" office:value-type="currency" office:currency="USD" office:value="12.95" calcext:value-type="currency">
            <text:p>$12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38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 Qwiic 12 Bit ADC - 4 Channel (ADS101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USD" office:value="9.95" calcext:value-type="currency">
            <text:p>$9.95</text:p>
          </table:table-cell>
          <table:table-cell table:formula="of:=IF(ISBLANK([.F12]);&quot;&quot;;[.D12]*[.F12])" office:value-type="currency" office:currency="USD" office:value="9.95" calcext:value-type="currency">
            <text:p>$9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DEV-153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 Hea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IF(ISBLANK([.F13]);&quot;&quot;;[.D13]*[.F13])" office:value-type="currency" office:currency="USD" office:value="6" calcext:value-type="currency">
            <text:p>$6.00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001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eak Away Headers – Strai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IF(ISBLANK([.F14]);&quot;&quot;;[.D14]*[.F14])" office:value-type="currency" office:currency="USD" office:value="6" calcext:value-type="currency">
            <text:p>$6.00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001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ustom PCB – tent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/>
          <table:table-cell table:formula="of:=IF(ISBLANK([.F15]);&quot;&quot;;[.D15]*[.F15])">
            <text:p/>
          </table:table-cell>
          <table:table-cell office:value-type="string" calcext:value-type="string">
            <text:p>Researching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CB Design and Gerber Fi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/>
          <table:table-cell table:formula="of:=IF(ISBLANK([.F16]);&quot;&quot;;[.D16]*[.F16])">
            <text:p/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agleCAD Free Ve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USD" office:value="0" calcext:value-type="currency">
            <text:p>$0.00</text:p>
          </table:table-cell>
          <table:table-cell table:formula="of:=IF(ISBLANK([.F17]);&quot;&quot;;[.D17]*[.F17])" office:value-type="currency" office:currency="USD" office:value="0" calcext:value-type="currency">
            <text:p>$0.00</text:p>
          </table:table-cell>
          <table:table-cell office:value-type="string" calcext:value-type="string">
            <text:p>Eagl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LDER LF SN96 21GAUGE .25LB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USD" office:value="33.74" calcext:value-type="currency">
            <text:p>$33.74</text:p>
          </table:table-cell>
          <table:table-cell table:formula="of:=IF(ISBLANK([.F18]);&quot;&quot;;[.D18]*[.F18])" office:value-type="currency" office:currency="USD" office:value="33.74" calcext:value-type="currency">
            <text:p>$33.7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3-1102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OLDER BRAID ROSIN 0.1" 5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USD" office:value="4.33" calcext:value-type="currency">
            <text:p>$4.33</text:p>
          </table:table-cell>
          <table:table-cell table:formula="of:=IF(ISBLANK([.F19]);&quot;&quot;;[.D19]*[.F19])" office:value-type="currency" office:currency="USD" office:value="4.33" calcext:value-type="currency">
            <text:p>$4.3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3-1169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xar Professional LSDMI32GBNL633A 633x Micro SDHC 32GB UHS-I Card with SD Ad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USD" office:value="12.99" calcext:value-type="currency">
            <text:p>$12.99</text:p>
          </table:table-cell>
          <table:table-cell table:formula="of:=IF(ISBLANK([.F20]);&quot;&quot;;[.D20]*[.F20])" office:value-type="currency" office:currency="USD" office:value="12.99" calcext:value-type="currency">
            <text:p>$12.99</text:p>
          </table:table-cell>
          <table:table-cell office:value-type="string" calcext:value-type="string">
            <text:p>Staples</text:p>
          </table:table-cell>
          <table:table-cell office:value-type="float" office:value="24359322" calcext:value-type="float">
            <text:p>243593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 - Assorted (20 pack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USD" office:value="3.3" calcext:value-type="currency">
            <text:p>$3.30</text:p>
          </table:table-cell>
          <table:table-cell table:formula="of:=IF(ISBLANK([.F21]);&quot;&quot;;[.D21]*[.F21])" office:value-type="currency" office:currency="USD" office:value="3.3" calcext:value-type="currency">
            <text:p>$3.30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120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i Power Switch – SP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IF(ISBLANK([.F22]);&quot;&quot;;[.D22]*[.F22])" office:value-type="currency" office:currency="USD" office:value="1.5" calcext:value-type="currency">
            <text:p>$1.50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01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6:08:19.758855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3:41:09.387530816</meta:creation-date>
    <dc:date>2021-02-19T16:27:24.379945812</dc:date>
    <meta:editing-duration>PT29M28S</meta:editing-duration>
    <meta:editing-cycles>8</meta:editing-cycles>
    <meta:generator>LibreOffice/6.4.6.2$Linux_X86_64 LibreOffice_project/40$Build-2</meta:generator>
    <meta:document-statistic meta:table-count="1" meta:cell-count="173" meta:object-count="0"/>
  </office:meta>
</office:document-meta>
</file>